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39f3d" draw:marker-start="" draw:marker-start-width="0.3cm" draw:marker-start-center="false" draw:marker-end="" draw:marker-end-width="0.3cm" draw:marker-end-center="false" draw:fill="solid" draw:fill-color="#f39f3d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cm" svg:stroke-color="#68a224" draw:marker-start="" draw:marker-start-width="0.3cm" draw:marker-start-center="false" draw:marker-end="" draw:marker-end-width="0.3cm" draw:marker-end-center="false" draw:fill="solid" draw:fill-color="#68a224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39f3d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fill-image-width="0cm" draw:fill-image-height="0cm" fo:min-height="0.5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1208" svg:stroke-width="0.01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5914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5915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5916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5917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5918" svg:stroke-width="0.01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5919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5920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5921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5922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5923" svg:stroke-width="0.01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5924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5925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5926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5927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5928" svg:stroke-width="0.01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5929" svg:stroke-width="0.01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5930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5931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5932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5933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5934" svg:stroke-width="0.01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5935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5936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ed_20__28_var_29__20_5937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30" style:family="graphic" style:parent-style-name="standard">
      <style:graphic-properties draw:stroke="solid" draw:stroke-dash="Dashed_20__28_var_29__20_5938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ed_20__28_var_29__20_5939" svg:stroke-width="0.01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/>
    </style:style>
    <style:style style:name="gr32" style:family="graphic" style:parent-style-name="standard">
      <style:graphic-properties draw:stroke="solid" draw:stroke-dash="Dashed_20__28_var_29__20_5940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33" style:family="graphic" style:parent-style-name="standard">
      <style:graphic-properties draw:stroke="solid" draw:stroke-dash="Dashed_20__28_var_29__20_5941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34" style:family="graphic" style:parent-style-name="standard">
      <style:graphic-properties draw:stroke="solid" draw:stroke-dash="Dashed_20__28_var_29__20_5942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35" style:family="graphic" style:parent-style-name="standard">
      <style:graphic-properties draw:stroke="solid" draw:stroke-dash="Dashed_20__28_var_29__20_5943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36" style:family="graphic" style:parent-style-name="standard">
      <style:graphic-properties draw:stroke="solid" draw:stroke-dash="Dashed_20__28_var_29__20_5944" svg:stroke-width="0.01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/>
    </style:style>
    <style:style style:name="gr37" style:family="graphic" style:parent-style-name="standard">
      <style:graphic-properties draw:stroke="solid" draw:stroke-dash="Dashed_20__28_var_29__20_5945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38" style:family="graphic" style:parent-style-name="standard">
      <style:graphic-properties draw:stroke="solid" draw:stroke-dash="Dashed_20__28_var_29__20_5946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39" style:family="graphic" style:parent-style-name="standard">
      <style:graphic-properties draw:stroke="solid" draw:stroke-dash="Dashed_20__28_var_29__20_5947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40" style:family="graphic" style:parent-style-name="standard">
      <style:graphic-properties draw:stroke="solid" draw:stroke-dash="Dashed_20__28_var_29__20_5948" svg:stroke-width="0.011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5cm" fo:padding-bottom="0.005cm" fo:padding-left="0.005cm" fo:padding-right="0.005cm" draw:shadow="hidden" draw:shadow-offset-x="0.3cm" draw:shadow-offset-y="0.3cm" draw:shadow-color="#808080"/>
    </style:style>
    <style:style style:name="gr41" style:family="graphic" style:parent-style-name="standard">
      <style:graphic-properties draw:stroke="solid" draw:stroke-dash="Dashed_20__28_var_29__20_5949" svg:stroke-width="0.016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07cm" fo:padding-bottom="0.007cm" fo:padding-left="0.007cm" fo:padding-right="0.007cm" draw:shadow="hidden" draw:shadow-offset-x="0.3cm" draw:shadow-offset-y="0.3cm" draw:shadow-color="#808080"/>
    </style:style>
    <style:style style:name="gr42" style:family="graphic" style:parent-style-name="standard">
      <style:graphic-properties draw:stroke="solid" svg:stroke-width="0.025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012cm" fo:padding-bottom="0.012cm" fo:padding-left="0.012cm" fo:padding-right="0.012cm" draw:shadow="hidden" draw:shadow-offset-x="0.3cm" draw:shadow-offset-y="0.3cm" draw:shadow-color="#808080"/>
    </style:style>
    <style:style style:name="P1" style:family="paragraph">
      <loext:graphic-properties draw:fill="solid" draw:fill-color="#f39f3d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68a224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499cm" svg:height="0.999cm" svg:x="7.435cm" svg:y="10.453cm" svg:viewBox="0 0 1500 1000" draw:points="1000,0 500,0 0,500 0,1000 500,500 1000,500 1500,500">
            <text:p/>
          </draw:polygon>
          <draw:polygon draw:style-name="gr2" draw:text-style-name="P2" draw:layer="layout" svg:width="1.499cm" svg:height="0.999cm" svg:x="7.435cm" svg:y="11.447cm" svg:viewBox="0 0 1500 1000" draw:points="1000,0 500,0 0,500 0,1000 500,500 1000,500 1500,500">
            <text:p/>
          </draw:polygon>
          <draw:polygon draw:style-name="gr2" draw:text-style-name="P2" draw:layer="layout" svg:width="1.499cm" svg:height="0.999cm" draw:transform="rotate (-3.14159265358979) translate (11.435cm 12.44675cm)" svg:viewBox="0 0 1500 1000" draw:points="500,0 1000,0 1500,500 1500,1000 1000,500 500,500 0,500">
            <text:p/>
          </draw:polygon>
          <draw:polygon draw:style-name="gr1" draw:text-style-name="P1" draw:layer="layout" svg:width="1.499cm" svg:height="0.999cm" svg:x="9.935cm" svg:y="10.453cm" svg:viewBox="0 0 1500 1000" draw:points="1000,0 500,0 0,500 0,1000 500,500 1000,500 1500,500">
            <text:p/>
          </draw:polygon>
          <draw:polygon draw:style-name="gr3" draw:text-style-name="P1" draw:layer="layout" svg:width="1.499cm" svg:height="0.999cm" draw:transform="rotate (-3.14159265358979) translate (13.935cm 10.94675cm)" svg:viewBox="0 0 1500 1000" draw:points="500,0 1000,0 1500,500 1500,1000 1000,500 500,500 0,500">
            <text:p/>
          </draw:polygon>
          <draw:polygon draw:style-name="gr2" draw:text-style-name="P2" draw:layer="layout" svg:width="1.499cm" svg:height="0.999cm" svg:x="12.435cm" svg:y="11.447cm" svg:viewBox="0 0 1500 1000" draw:points="1000,0 500,0 0,500 0,1000 500,500 1000,500 1500,500">
            <text:p/>
          </draw:polygon>
          <draw:polygon draw:style-name="gr2" draw:text-style-name="P2" draw:layer="layout" svg:width="1.499cm" svg:height="0.999cm" draw:transform="rotate (-3.14159265358979) translate (14.435cm 14.44875cm)" svg:viewBox="0 0 1500 1000" draw:points="1000,0 500,0 0,500 0,1000 500,500 1000,500 1500,500">
            <text:p/>
          </draw:polygon>
          <draw:polygon draw:style-name="gr1" draw:text-style-name="P1" draw:layer="layout" svg:width="1.499cm" svg:height="0.999cm" draw:transform="rotate (-3.14159265358979) translate (12.437cm 14.45575cm)" svg:viewBox="0 0 1500 1000" draw:points="500,0 1000,0 1500,500 1500,1000 1000,500 500,500 0,500">
            <text:p/>
          </draw:polygon>
          <draw:polygon draw:style-name="gr1" draw:text-style-name="P1" draw:layer="layout" svg:width="1.499cm" svg:height="0.999cm" draw:transform="rotate (-3.14159265358979) translate (13.935cm 10.94675cm)" svg:viewBox="0 0 1500 1000" draw:points="500,0 1000,0 1500,500 1500,1000 1000,500 500,500 0,500">
            <text:p/>
          </draw:polygon>
          <draw:polygon draw:style-name="gr1" draw:text-style-name="P1" draw:layer="layout" svg:width="1.499cm" svg:height="0.999cm" draw:transform="rotate (-3.14159265358979) translate (9.935cm 14.45575cm)" svg:viewBox="0 0 1500 1000" draw:points="500,0 1000,0 1500,500 1500,1000 1000,500 500,500 0,500">
            <text:p/>
          </draw:polygon>
          <draw:polygon draw:style-name="gr2" draw:text-style-name="P2" draw:layer="layout" svg:width="0.999cm" svg:height="1.499cm" svg:x="7.435cm" svg:y="17.971cm" svg:viewBox="0 0 1000 1500" draw:points="500,0 1000,500 1000,1000 500,1500 500,500 0,0">
            <text:p/>
          </draw:polygon>
          <draw:polygon draw:style-name="gr1" draw:text-style-name="P1" draw:layer="layout" svg:width="1.499cm" svg:height="0.999cm" draw:transform="rotate (-3.14159265358979) translate (14.435cm 16.45775cm)" svg:viewBox="0 0 1500 1000" draw:points="500,0 1000,0 1500,500 1500,1000 1000,500 500,500 0,500">
            <text:p/>
          </draw:polygon>
          <draw:polygon draw:style-name="gr2" draw:text-style-name="P2" draw:layer="layout" svg:width="1.499cm" svg:height="0.999cm" draw:transform="rotate (-3.14159265358979) translate (12.437cm 16.45775cm)" svg:viewBox="0 0 1500 1000" draw:points="1000,0 500,0 0,500 0,1000 500,500 1000,500 1500,500">
            <text:p/>
          </draw:polygon>
          <draw:polygon draw:style-name="gr1" draw:text-style-name="P1" draw:layer="layout" svg:width="1.499cm" svg:height="0.999cm" draw:transform="rotate (-3.14159265358979) translate (9.935cm 17.96775cm)" svg:viewBox="0 0 1500 1000" draw:points="500,0 1000,0 1500,500 1500,1000 1000,500 500,500 0,500">
            <text:p/>
          </draw:polygon>
          <draw:polygon draw:style-name="gr2" draw:text-style-name="P2" draw:layer="layout" svg:width="1.499cm" svg:height="0.999cm" draw:transform="rotate (-3.14159265358979) translate (8.935cm 15.46475cm)" svg:viewBox="0 0 1500 1000" draw:points="500,0 1000,0 1500,500 1500,1000 1000,500 500,500 0,500">
            <text:p/>
          </draw:polygon>
          <draw:polygon draw:style-name="gr2" draw:text-style-name="P2" draw:layer="layout" svg:width="1.499cm" svg:height="0.999cm" draw:transform="rotate (-3.14159265358979) translate (13.437cm 19.47075cm)" svg:viewBox="0 0 1500 1000" draw:points="1000,0 500,0 0,500 0,1000 500,500 1000,500 1500,500">
            <text:p/>
          </draw:polygon>
          <draw:polygon draw:style-name="gr1" draw:text-style-name="P1" draw:layer="layout" svg:width="1.499cm" svg:height="0.999cm" svg:x="11.937cm" svg:y="17.467cm" svg:viewBox="0 0 1500 1000" draw:points="1000,0 500,0 0,500 0,1000 500,500 1000,500 1500,500">
            <text:p/>
          </draw:polygon>
          <draw:frame draw:style-name="gr4" draw:text-style-name="P4" draw:layer="layout" svg:width="1.001cm" svg:height="0.75cm" svg:x="6.936cm" svg:y="9.948cm">
            <draw:text-box>
              <text:p text:style-name="P3"><text:span text:style-name="T1">a.</text:span></text:p>
            </draw:text-box>
          </draw:frame>
          <draw:frame draw:style-name="gr4" draw:text-style-name="P4" draw:layer="layout" svg:width="1.003cm" svg:height="0.75cm" svg:x="9.433cm" svg:y="9.948cm">
            <draw:text-box>
              <text:p text:style-name="P3"><text:span text:style-name="T1">b.</text:span></text:p>
            </draw:text-box>
          </draw:frame>
          <draw:frame draw:style-name="gr4" draw:text-style-name="P4" draw:layer="layout" svg:width="1.003cm" svg:height="0.75cm" svg:x="11.734cm" svg:y="9.948cm">
            <draw:text-box>
              <text:p text:style-name="P3"><text:span text:style-name="T1">c.</text:span></text:p>
            </draw:text-box>
          </draw:frame>
          <draw:frame draw:style-name="gr4" draw:text-style-name="P4" draw:layer="layout" svg:width="1.001cm" svg:height="0.75cm" svg:x="6.936cm" svg:y="13.349cm">
            <draw:text-box>
              <text:p text:style-name="P3"><text:span text:style-name="T1">d.</text:span></text:p>
            </draw:text-box>
          </draw:frame>
          <draw:frame draw:style-name="gr4" draw:text-style-name="P4" draw:layer="layout" svg:width="1.003cm" svg:height="0.75cm" svg:x="10.234cm" svg:y="13.349cm">
            <draw:text-box>
              <text:p text:style-name="P3"><text:span text:style-name="T1">e.</text:span></text:p>
            </draw:text-box>
          </draw:frame>
          <draw:frame draw:style-name="gr4" draw:text-style-name="P4" draw:layer="layout" svg:width="1.003cm" svg:height="0.75cm" svg:x="10.234cm" svg:y="15.347cm">
            <draw:text-box>
              <text:p text:style-name="P3"><text:span text:style-name="T1">f.</text:span></text:p>
            </draw:text-box>
          </draw:frame>
          <draw:frame draw:style-name="gr4" draw:text-style-name="P4" draw:layer="layout" svg:width="1.003cm" svg:height="0.75cm" svg:x="11.234cm" svg:y="17.047cm">
            <draw:text-box>
              <text:p text:style-name="P3"><text:span text:style-name="T1">h.</text:span></text:p>
            </draw:text-box>
          </draw:frame>
          <draw:frame draw:style-name="gr4" draw:text-style-name="P4" draw:layer="layout" svg:width="1.003cm" svg:height="0.75cm" svg:x="7.133cm" svg:y="16.748cm">
            <draw:text-box>
              <text:p text:style-name="P3"><text:span text:style-name="T1">g.</text:span></text:p>
            </draw:text-box>
          </draw:frame>
          <draw:g>
            <draw:line draw:style-name="gr5" draw:text-style-name="P5" draw:layer="layout" svg:x1="6.927cm" svg:y1="9.949cm" svg:x2="6.927cm" svg:y2="19.971cm">
              <text:p/>
            </draw:line>
            <draw:line draw:style-name="gr6" draw:text-style-name="P5" draw:layer="layout" svg:x1="7.428cm" svg:y1="9.949cm" svg:x2="7.428cm" svg:y2="19.971cm">
              <text:p/>
            </draw:line>
            <draw:line draw:style-name="gr7" draw:text-style-name="P5" draw:layer="layout" svg:x1="7.929cm" svg:y1="9.949cm" svg:x2="7.929cm" svg:y2="19.971cm">
              <text:p/>
            </draw:line>
            <draw:line draw:style-name="gr8" draw:text-style-name="P5" draw:layer="layout" svg:x1="8.43cm" svg:y1="9.949cm" svg:x2="8.43cm" svg:y2="19.971cm">
              <text:p/>
            </draw:line>
            <draw:line draw:style-name="gr9" draw:text-style-name="P5" draw:layer="layout" svg:x1="8.931cm" svg:y1="9.949cm" svg:x2="8.931cm" svg:y2="19.971cm">
              <text:p/>
            </draw:line>
            <draw:line draw:style-name="gr10" draw:text-style-name="P5" draw:layer="layout" svg:x1="9.432cm" svg:y1="9.949cm" svg:x2="9.432cm" svg:y2="19.971cm">
              <text:p/>
            </draw:line>
            <draw:line draw:style-name="gr11" draw:text-style-name="P5" draw:layer="layout" svg:x1="9.933cm" svg:y1="9.949cm" svg:x2="9.933cm" svg:y2="19.971cm">
              <text:p/>
            </draw:line>
            <draw:line draw:style-name="gr12" draw:text-style-name="P5" draw:layer="layout" svg:x1="10.435cm" svg:y1="9.949cm" svg:x2="10.435cm" svg:y2="19.971cm">
              <text:p/>
            </draw:line>
            <draw:line draw:style-name="gr13" draw:text-style-name="P5" draw:layer="layout" svg:x1="10.936cm" svg:y1="9.949cm" svg:x2="10.936cm" svg:y2="19.971cm">
              <text:p/>
            </draw:line>
            <draw:line draw:style-name="gr14" draw:text-style-name="P5" draw:layer="layout" svg:x1="11.437cm" svg:y1="9.949cm" svg:x2="11.437cm" svg:y2="19.971cm">
              <text:p/>
            </draw:line>
            <draw:line draw:style-name="gr15" draw:text-style-name="P5" draw:layer="layout" svg:x1="11.938cm" svg:y1="9.949cm" svg:x2="11.938cm" svg:y2="19.971cm">
              <text:p/>
            </draw:line>
            <draw:line draw:style-name="gr16" draw:text-style-name="P5" draw:layer="layout" svg:x1="12.439cm" svg:y1="9.949cm" svg:x2="12.439cm" svg:y2="19.971cm">
              <text:p/>
            </draw:line>
            <draw:line draw:style-name="gr17" draw:text-style-name="P5" draw:layer="layout" svg:x1="12.94cm" svg:y1="9.949cm" svg:x2="12.94cm" svg:y2="19.971cm">
              <text:p/>
            </draw:line>
            <draw:line draw:style-name="gr18" draw:text-style-name="P5" draw:layer="layout" svg:x1="13.441cm" svg:y1="9.949cm" svg:x2="13.441cm" svg:y2="19.971cm">
              <text:p/>
            </draw:line>
            <draw:line draw:style-name="gr19" draw:text-style-name="P5" draw:layer="layout" svg:x1="13.942cm" svg:y1="9.949cm" svg:x2="13.942cm" svg:y2="19.971cm">
              <text:p/>
            </draw:line>
            <draw:line draw:style-name="gr20" draw:text-style-name="P5" draw:layer="layout" svg:x1="14.443cm" svg:y1="9.949cm" svg:x2="14.443cm" svg:y2="19.971cm">
              <text:p/>
            </draw:line>
            <draw:line draw:style-name="gr21" draw:text-style-name="P5" draw:layer="layout" svg:x1="6.927cm" svg:y1="9.949cm" svg:x2="14.443cm" svg:y2="9.949cm">
              <text:p/>
            </draw:line>
            <draw:line draw:style-name="gr22" draw:text-style-name="P5" draw:layer="layout" svg:x1="6.927cm" svg:y1="10.452cm" svg:x2="14.443cm" svg:y2="10.452cm">
              <text:p/>
            </draw:line>
            <draw:line draw:style-name="gr23" draw:text-style-name="P5" draw:layer="layout" svg:x1="6.927cm" svg:y1="10.953cm" svg:x2="14.443cm" svg:y2="10.953cm">
              <text:p/>
            </draw:line>
            <draw:line draw:style-name="gr24" draw:text-style-name="P5" draw:layer="layout" svg:x1="6.927cm" svg:y1="11.454cm" svg:x2="14.443cm" svg:y2="11.454cm">
              <text:p/>
            </draw:line>
            <draw:line draw:style-name="gr25" draw:text-style-name="P5" draw:layer="layout" svg:x1="6.927cm" svg:y1="11.955cm" svg:x2="14.443cm" svg:y2="11.955cm">
              <text:p/>
            </draw:line>
            <draw:line draw:style-name="gr26" draw:text-style-name="P5" draw:layer="layout" svg:x1="6.927cm" svg:y1="12.454cm" svg:x2="14.443cm" svg:y2="12.454cm">
              <text:p/>
            </draw:line>
            <draw:line draw:style-name="gr27" draw:text-style-name="P5" draw:layer="layout" svg:x1="6.927cm" svg:y1="12.956cm" svg:x2="14.443cm" svg:y2="12.956cm">
              <text:p/>
            </draw:line>
            <draw:line draw:style-name="gr28" draw:text-style-name="P5" draw:layer="layout" svg:x1="6.927cm" svg:y1="13.457cm" svg:x2="14.443cm" svg:y2="13.457cm">
              <text:p/>
            </draw:line>
            <draw:line draw:style-name="gr29" draw:text-style-name="P5" draw:layer="layout" svg:x1="6.927cm" svg:y1="13.958cm" svg:x2="14.443cm" svg:y2="13.958cm">
              <text:p/>
            </draw:line>
            <draw:line draw:style-name="gr30" draw:text-style-name="P5" draw:layer="layout" svg:x1="6.927cm" svg:y1="14.459cm" svg:x2="14.443cm" svg:y2="14.459cm">
              <text:p/>
            </draw:line>
            <draw:line draw:style-name="gr31" draw:text-style-name="P5" draw:layer="layout" svg:x1="6.927cm" svg:y1="14.96cm" svg:x2="14.443cm" svg:y2="14.96cm">
              <text:p/>
            </draw:line>
            <draw:line draw:style-name="gr32" draw:text-style-name="P5" draw:layer="layout" svg:x1="6.927cm" svg:y1="15.461cm" svg:x2="14.443cm" svg:y2="15.461cm">
              <text:p/>
            </draw:line>
            <draw:line draw:style-name="gr33" draw:text-style-name="P5" draw:layer="layout" svg:x1="6.927cm" svg:y1="15.962cm" svg:x2="14.443cm" svg:y2="15.962cm">
              <text:p/>
            </draw:line>
            <draw:line draw:style-name="gr34" draw:text-style-name="P5" draw:layer="layout" svg:x1="6.927cm" svg:y1="16.463cm" svg:x2="14.443cm" svg:y2="16.463cm">
              <text:p/>
            </draw:line>
            <draw:line draw:style-name="gr35" draw:text-style-name="P5" draw:layer="layout" svg:x1="6.927cm" svg:y1="16.964cm" svg:x2="14.443cm" svg:y2="16.964cm">
              <text:p/>
            </draw:line>
            <draw:line draw:style-name="gr36" draw:text-style-name="P5" draw:layer="layout" svg:x1="6.927cm" svg:y1="17.467cm" svg:x2="14.443cm" svg:y2="17.467cm">
              <text:p/>
            </draw:line>
            <draw:line draw:style-name="gr37" draw:text-style-name="P5" draw:layer="layout" svg:x1="6.927cm" svg:y1="17.968cm" svg:x2="14.443cm" svg:y2="17.968cm">
              <text:p/>
            </draw:line>
            <draw:line draw:style-name="gr38" draw:text-style-name="P5" draw:layer="layout" svg:x1="6.927cm" svg:y1="18.469cm" svg:x2="14.443cm" svg:y2="18.469cm">
              <text:p/>
            </draw:line>
            <draw:line draw:style-name="gr39" draw:text-style-name="P5" draw:layer="layout" svg:x1="6.927cm" svg:y1="18.971cm" svg:x2="14.443cm" svg:y2="18.971cm">
              <text:p/>
            </draw:line>
            <draw:line draw:style-name="gr40" draw:text-style-name="P5" draw:layer="layout" svg:x1="6.927cm" svg:y1="19.47cm" svg:x2="14.443cm" svg:y2="19.47cm">
              <text:p/>
            </draw:line>
            <draw:line draw:style-name="gr41" draw:text-style-name="P5" draw:layer="layout" svg:x1="6.927cm" svg:y1="19.971cm" svg:x2="14.443cm" svg:y2="19.971cm">
              <text:p/>
            </draw:line>
            <draw:line draw:style-name="gr42" draw:text-style-name="P5" draw:layer="layout" svg:x1="6.927cm" svg:y1="19.971cm" svg:x2="7.028cm" svg:y2="19.971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208" draw:display-name="Dashed (var) 1208" draw:style="round" draw:dots1="1" draw:dots1-length="0.003cm" draw:dots2="2" draw:distance="0.023cm"/>
    <draw:stroke-dash draw:name="Dashed_20__28_var_29__20_5914" draw:display-name="Dashed (var) 5914" draw:style="round" draw:dots1="1" draw:dots1-length="0.003cm" draw:dots2="2" draw:distance="0.023cm"/>
    <draw:stroke-dash draw:name="Dashed_20__28_var_29__20_5915" draw:display-name="Dashed (var) 5915" draw:style="round" draw:dots1="1" draw:dots1-length="0.003cm" draw:dots2="2" draw:distance="0.023cm"/>
    <draw:stroke-dash draw:name="Dashed_20__28_var_29__20_5916" draw:display-name="Dashed (var) 5916" draw:style="round" draw:dots1="1" draw:dots1-length="0.003cm" draw:dots2="2" draw:distance="0.023cm"/>
    <draw:stroke-dash draw:name="Dashed_20__28_var_29__20_5917" draw:display-name="Dashed (var) 5917" draw:style="round" draw:dots1="1" draw:dots1-length="0.003cm" draw:dots2="2" draw:distance="0.023cm"/>
    <draw:stroke-dash draw:name="Dashed_20__28_var_29__20_5918" draw:display-name="Dashed (var) 5918" draw:style="round" draw:dots1="1" draw:dots1-length="0.003cm" draw:dots2="2" draw:distance="0.023cm"/>
    <draw:stroke-dash draw:name="Dashed_20__28_var_29__20_5919" draw:display-name="Dashed (var) 5919" draw:style="round" draw:dots1="1" draw:dots1-length="0.003cm" draw:dots2="2" draw:distance="0.023cm"/>
    <draw:stroke-dash draw:name="Dashed_20__28_var_29__20_5920" draw:display-name="Dashed (var) 5920" draw:style="round" draw:dots1="1" draw:dots1-length="0.003cm" draw:dots2="2" draw:distance="0.023cm"/>
    <draw:stroke-dash draw:name="Dashed_20__28_var_29__20_5921" draw:display-name="Dashed (var) 5921" draw:style="round" draw:dots1="1" draw:dots1-length="0.003cm" draw:dots2="2" draw:distance="0.023cm"/>
    <draw:stroke-dash draw:name="Dashed_20__28_var_29__20_5922" draw:display-name="Dashed (var) 5922" draw:style="round" draw:dots1="1" draw:dots1-length="0.003cm" draw:dots2="2" draw:distance="0.023cm"/>
    <draw:stroke-dash draw:name="Dashed_20__28_var_29__20_5923" draw:display-name="Dashed (var) 5923" draw:style="round" draw:dots1="1" draw:dots1-length="0.003cm" draw:dots2="2" draw:distance="0.023cm"/>
    <draw:stroke-dash draw:name="Dashed_20__28_var_29__20_5924" draw:display-name="Dashed (var) 5924" draw:style="round" draw:dots1="1" draw:dots1-length="0.003cm" draw:dots2="2" draw:distance="0.023cm"/>
    <draw:stroke-dash draw:name="Dashed_20__28_var_29__20_5925" draw:display-name="Dashed (var) 5925" draw:style="round" draw:dots1="1" draw:dots1-length="0.003cm" draw:dots2="2" draw:distance="0.023cm"/>
    <draw:stroke-dash draw:name="Dashed_20__28_var_29__20_5926" draw:display-name="Dashed (var) 5926" draw:style="round" draw:dots1="1" draw:dots1-length="0.003cm" draw:dots2="2" draw:distance="0.023cm"/>
    <draw:stroke-dash draw:name="Dashed_20__28_var_29__20_5927" draw:display-name="Dashed (var) 5927" draw:style="round" draw:dots1="1" draw:dots1-length="0.003cm" draw:dots2="2" draw:distance="0.023cm"/>
    <draw:stroke-dash draw:name="Dashed_20__28_var_29__20_5928" draw:display-name="Dashed (var) 5928" draw:style="round" draw:dots1="1" draw:dots1-length="0.003cm" draw:dots2="2" draw:distance="0.023cm"/>
    <draw:stroke-dash draw:name="Dashed_20__28_var_29__20_5929" draw:display-name="Dashed (var) 5929" draw:style="round" draw:dots1="1" draw:dots1-length="0.003cm" draw:dots2="2" draw:distance="0.023cm"/>
    <draw:stroke-dash draw:name="Dashed_20__28_var_29__20_5930" draw:display-name="Dashed (var) 5930" draw:style="round" draw:dots1="1" draw:dots1-length="0.003cm" draw:dots2="2" draw:distance="0.023cm"/>
    <draw:stroke-dash draw:name="Dashed_20__28_var_29__20_5931" draw:display-name="Dashed (var) 5931" draw:style="round" draw:dots1="1" draw:dots1-length="0.003cm" draw:dots2="2" draw:distance="0.023cm"/>
    <draw:stroke-dash draw:name="Dashed_20__28_var_29__20_5932" draw:display-name="Dashed (var) 5932" draw:style="round" draw:dots1="1" draw:dots1-length="0.003cm" draw:dots2="2" draw:distance="0.023cm"/>
    <draw:stroke-dash draw:name="Dashed_20__28_var_29__20_5933" draw:display-name="Dashed (var) 5933" draw:style="round" draw:dots1="1" draw:dots1-length="0.003cm" draw:dots2="2" draw:distance="0.023cm"/>
    <draw:stroke-dash draw:name="Dashed_20__28_var_29__20_5934" draw:display-name="Dashed (var) 5934" draw:style="round" draw:dots1="1" draw:dots1-length="0.003cm" draw:dots2="2" draw:distance="0.023cm"/>
    <draw:stroke-dash draw:name="Dashed_20__28_var_29__20_5935" draw:display-name="Dashed (var) 5935" draw:style="round" draw:dots1="1" draw:dots1-length="0.003cm" draw:dots2="2" draw:distance="0.023cm"/>
    <draw:stroke-dash draw:name="Dashed_20__28_var_29__20_5936" draw:display-name="Dashed (var) 5936" draw:style="round" draw:dots1="1" draw:dots1-length="0.003cm" draw:dots2="2" draw:distance="0.023cm"/>
    <draw:stroke-dash draw:name="Dashed_20__28_var_29__20_5937" draw:display-name="Dashed (var) 5937" draw:style="round" draw:dots1="1" draw:dots1-length="0.003cm" draw:dots2="2" draw:distance="0.023cm"/>
    <draw:stroke-dash draw:name="Dashed_20__28_var_29__20_5938" draw:display-name="Dashed (var) 5938" draw:style="round" draw:dots1="1" draw:dots1-length="0.003cm" draw:dots2="2" draw:distance="0.023cm"/>
    <draw:stroke-dash draw:name="Dashed_20__28_var_29__20_5939" draw:display-name="Dashed (var) 5939" draw:style="round" draw:dots1="1" draw:dots1-length="0.003cm" draw:dots2="2" draw:distance="0.023cm"/>
    <draw:stroke-dash draw:name="Dashed_20__28_var_29__20_5940" draw:display-name="Dashed (var) 5940" draw:style="round" draw:dots1="1" draw:dots1-length="0.003cm" draw:dots2="2" draw:distance="0.023cm"/>
    <draw:stroke-dash draw:name="Dashed_20__28_var_29__20_5941" draw:display-name="Dashed (var) 5941" draw:style="round" draw:dots1="1" draw:dots1-length="0.003cm" draw:dots2="2" draw:distance="0.023cm"/>
    <draw:stroke-dash draw:name="Dashed_20__28_var_29__20_5942" draw:display-name="Dashed (var) 5942" draw:style="round" draw:dots1="1" draw:dots1-length="0.003cm" draw:dots2="2" draw:distance="0.023cm"/>
    <draw:stroke-dash draw:name="Dashed_20__28_var_29__20_5943" draw:display-name="Dashed (var) 5943" draw:style="round" draw:dots1="1" draw:dots1-length="0.003cm" draw:dots2="2" draw:distance="0.023cm"/>
    <draw:stroke-dash draw:name="Dashed_20__28_var_29__20_5944" draw:display-name="Dashed (var) 5944" draw:style="round" draw:dots1="1" draw:dots1-length="0.003cm" draw:dots2="2" draw:distance="0.023cm"/>
    <draw:stroke-dash draw:name="Dashed_20__28_var_29__20_5945" draw:display-name="Dashed (var) 5945" draw:style="round" draw:dots1="1" draw:dots1-length="0.003cm" draw:dots2="2" draw:distance="0.023cm"/>
    <draw:stroke-dash draw:name="Dashed_20__28_var_29__20_5946" draw:display-name="Dashed (var) 5946" draw:style="round" draw:dots1="1" draw:dots1-length="0.003cm" draw:dots2="2" draw:distance="0.023cm"/>
    <draw:stroke-dash draw:name="Dashed_20__28_var_29__20_5947" draw:display-name="Dashed (var) 5947" draw:style="round" draw:dots1="1" draw:dots1-length="0.003cm" draw:dots2="2" draw:distance="0.023cm"/>
    <draw:stroke-dash draw:name="Dashed_20__28_var_29__20_5948" draw:display-name="Dashed (var) 5948" draw:style="round" draw:dots1="1" draw:dots1-length="0.003cm" draw:dots2="2" draw:distance="0.023cm"/>
    <draw:stroke-dash draw:name="Dashed_20__28_var_29__20_5949" draw:display-name="Dashed (var) 5949" draw:style="round" draw:dots1="1" draw:dots1-length="0.003cm" draw:dots2="2" draw:distance="0.02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45:48.817059898</meta:creation-date>
    <dc:date>2018-04-10T15:46:25.158168653</dc:date>
    <meta:editing-duration>PT36S</meta:editing-duration>
    <meta:editing-cycles>1</meta:editing-cycles>
    <meta:document-statistic meta:object-count="65"/>
    <meta:generator>LibreOffice/6.0.0.3$MacOSX_X86_64 LibreOffice_project/64a0f66915f38c6217de274f0aa8e15618924765</meta:generator>
  </office:meta>
</office:document-meta>
</file>